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present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標準-subtitle">
      <style:graphic-properties draw:fill-color="#ffffff" fo:min-height="17.935cm"/>
    </style:style>
    <style:style style:name="pr2" style:family="presentation" style:parent-style-name="標準-notes">
      <style:graphic-properties draw:fill-color="#ffffff" draw:auto-grow-height="true" fo:min-height="12.572cm"/>
    </style:style>
    <style:style style:name="pr3" style:family="presentation" style:parent-style-name="標準-notes">
      <style:graphic-properties draw:fill-color="#ffffff" fo:min-height="12.572cm"/>
    </style:style>
    <style:style style:name="P1" style:family="paragraph">
      <style:paragraph-properties fo:text-align="star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32">
        <draw:frame presentation:style-name="pr1" draw:text-style-name="P1" draw:layer="layout" svg:width="25.199cm" svg:height="17.935cm" svg:x="1.4cm" svg:y="0.839cm" presentation:class="subtitle" presentation:user-transformed="true">
          <draw:text-box>
            <text:p text:style-name="P1">Core</text:p>
            <text:p text:style-name="P1"/>
            <text:p text:style-name="P1">●やったこと</text:p>
            <text:p text:style-name="P1">PC決定と命令フェッチを分離してみた</text:p>
            <text:p text:style-name="P1">→不安定動作</text:p>
            <text:p text:style-name="P1">→PC決定と命令フェッチは今までどおり1段で</text:p>
            <text:p text:style-name="P1"/>
            <text:p text:style-name="P1">クロックを44MHzに下げた</text:p>
            <text:p text:style-name="P1">→安定に動作するものができた(問題あり)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1T32">
        <draw:frame presentation:style-name="pr1" draw:layer="layout" svg:width="25.199cm" svg:height="19.441cm" svg:x="1.4cm" svg:y="0.085cm" presentation:class="subtitle" presentation:user-transformed="true">
          <draw:text-box>
            <text:p text:style-name="P1"/>
            <text:p text:style-name="P1">●現在</text:p>
            <text:p text:style-name="P1">クロックは44MHz</text:p>
            <text:p text:style-name="P1"/>
            <text:p text:style-name="P1">安定動作版にはデコーダにミスがある</text:p>
            <text:p text:style-name="P1"><text:s/>- itof/ftoiの結果として正しくない値をレジスタに書き込む</text:p>
            <text:p text:style-name="P1"/>
            <text:p text:style-name="P1">ミスを修正したものは安定に動作しない</text:p>
            <text:p text:style-name="P1"/>
            <text:p text:style-name="P1">Static timingによる最大動作周波数は54MHzくらい</text:p>
            <text:p text:style-name="P1"><text:s/>- 同じコードでクロック66MHzで合成したときは69MHzくらいと言っていたのに</text:p>
            <text:p text:style-name="P1"/>
            <text:p text:style-name="P1">●やること</text:p>
            <text:p text:style-name="P1">正しく安定に動作するものをISEに合成させる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24pt" fo:language="en" fo:country="US" style:font-family-asian="TakaoPGothic" style:font-family-generic-asian="system" style:font-pitch-asian="variable" style:font-size-asian="24pt" style:language-asian="ja" style:country-asian="JP" style:font-family-complex="TakaoPGothic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kaoPGothic" style:font-family-generic="roman" style:font-pitch="variable" fo:font-size="18pt" fo:font-style="normal" fo:text-shadow="none" style:text-underline-style="none" fo:font-weight="normal" style:letter-kerning="true" style:font-family-asian="TakaoPGothic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TakaoPGothic" style:font-family-generic="roman" style:font-pitch="variable" fo:font-size="20pt" fo:font-style="normal" fo:text-shadow="none" style:text-underline-style="none" fo:font-weight="normal" style:letter-kerning="true" style:font-family-asian="TakaoPGothic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TakaoPGothic" style:font-family-generic="roman" style:font-pitch="variable" fo:font-size="32pt" fo:font-style="normal" fo:text-shadow="none" style:text-underline-style="none" fo:font-weight="normal" style:letter-kerning="true" style:font-family-asian="TakaoPGothic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TakaoPGothic" style:font-family-generic="roman" style:font-pitch="variable" fo:font-size="32pt" fo:font-style="normal" fo:text-shadow="none" style:text-underline-style="none" fo:font-weight="normal" style:letter-kerning="true" style:font-family-asian="TakaoPGothic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TakaoPGothic" style:font-family-generic="roman" style:font-pitch="variable" fo:font-size="44pt" fo:font-style="normal" fo:text-shadow="none" style:text-underline-style="none" fo:font-weight="normal" style:letter-kerning="true" style:font-family-asian="TakaoPGothic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397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番号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番号&gt;</text:page-number></text:p>
        </draw:text-box>
      </draw:frame>
      <presentation:notes style:page-layout-name="PM0">
        <draw:page-thumbnail presentation:style-name="標準-title" draw:layer="backgroundobjects" svg:width="13.968cm" svg:height="10.476cm" svg:x="3.81cm" svg:y="2.123cm" presentation:class="page"/>
        <draw:frame presentation:style-name="標準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番号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Koko MUROYA</meta:initial-creator>
    <meta:creation-date>2013-01-07T21:54:15</meta:creation-date>
    <meta:editing-duration>PT13M47S</meta:editing-duration>
    <meta:editing-cycles>2</meta:editing-cycles>
    <dc:date>2013-01-07T22:07:58</dc:date>
    <dc:creator>Koko MUROYA</dc:creator>
    <meta:document-statistic meta:object-count="27"/>
    <meta:generator>LibreOffice/3.3$Unix LibreOffice_project/330m19$Build-401</meta:generator>
  </office:meta>
</office:document-meta>
</file>